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5cm" svg:height="1cm" svg:x="3cm" svg:y="3cm">
          <text:p text:style-name="P1">forrás_terü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cm" svg:height="1cm" svg:x="7cm" svg:y="5cm">
          <text:p text:style-name="P1">dir_1_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cm" svg:height="1cm" svg:x="7cm" svg:y="6cm">
          <text:p text:style-name="P1">dir_1_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cm" svg:height="1cm" svg:x="7cm" svg:y="7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4cm" svg:x2="7cm" svg:y2="5.5cm" draw:start-shape="id1" draw:start-glue-point="6" draw:end-shape="id2" draw:end-glue-point="5" svg:d="M5500 4000v1500h1500">
          <text:p/>
        </draw:connector>
        <draw:connector draw:style-name="gr2" draw:text-style-name="P1" draw:layer="layout" svg:x1="5.5cm" svg:y1="4cm" svg:x2="7cm" svg:y2="6.5cm" draw:start-shape="id1" draw:start-glue-point="6" draw:end-shape="id3" draw:end-glue-point="5" svg:d="M5500 4000v2500h1500">
          <text:p/>
        </draw:connector>
        <draw:connector draw:style-name="gr2" draw:text-style-name="P1" draw:layer="layout" svg:x1="5.5cm" svg:y1="4cm" svg:x2="7cm" svg:y2="7.5cm" draw:start-shape="id1" draw:start-glue-point="6" draw:end-shape="id4" draw:end-glue-point="5" svg:d="M5500 4000v3500h1500">
          <text:p/>
        </draw:connector>
      </draw:page>
      <draw:page draw:name="page2" draw:style-name="dp1" draw:master-page-name="Alapértelmezett">
        <draw:custom-shape draw:style-name="gr1" draw:text-style-name="P1" xml:id="id5" draw:id="id5" draw:layer="layout" svg:width="5cm" svg:height="1cm" svg:x="3cm" svg:y="3cm">
          <text:p text:style-name="P1">munkaterület_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5cm" svg:height="1cm" svg:x="7cm" svg:y="5cm">
          <text:p text:style-name="P1">241110_10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cm" svg:height="1cm" svg:x="7cm" svg:y="11cm">
          <text:p text:style-name="P1">241112_192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5cm" svg:height="1cm" svg:x="7cm" svg:y="12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4cm" svg:x2="7cm" svg:y2="5.5cm" draw:start-shape="id5" draw:start-glue-point="6" draw:end-shape="id6" draw:end-glue-point="5" svg:d="M5500 4000v1500h1500">
          <text:p/>
        </draw:connector>
        <draw:connector draw:style-name="gr2" draw:text-style-name="P1" draw:layer="layout" svg:x1="5.5cm" svg:y1="4cm" svg:x2="7cm" svg:y2="11.5cm" draw:start-shape="id5" draw:start-glue-point="6" draw:end-shape="id7" draw:end-glue-point="5" svg:d="M5500 4000v7500h1500">
          <text:p/>
        </draw:connector>
        <draw:connector draw:style-name="gr2" draw:text-style-name="P1" draw:layer="layout" svg:x1="5.5cm" svg:y1="4cm" svg:x2="7cm" svg:y2="12.5cm" draw:start-shape="id5" draw:start-glue-point="6" draw:end-shape="id8" draw:end-glue-point="5" svg:d="M5500 4000v8500h1500">
          <text:p/>
        </draw:connector>
        <draw:custom-shape draw:style-name="gr1" draw:text-style-name="P1" xml:id="id9" draw:id="id9" draw:layer="layout" svg:width="5cm" svg:height="1cm" svg:x="11cm" svg:y="7cm">
          <text:p text:style-name="P1">dir_1_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cm" svg:height="1cm" svg:x="11cm" svg:y="8cm">
          <text:p text:style-name="P1">dir_1_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5cm" svg:height="1cm" svg:x="11cm" svg:y="9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6cm" svg:x2="11cm" svg:y2="7.5cm" draw:start-shape="id6" draw:start-glue-point="6" draw:end-shape="id9" draw:end-glue-point="5" svg:d="M9500 6000v1500h1500">
          <text:p/>
        </draw:connector>
        <draw:connector draw:style-name="gr2" draw:text-style-name="P1" draw:layer="layout" svg:x1="9.5cm" svg:y1="6cm" svg:x2="11cm" svg:y2="8.5cm" draw:start-shape="id6" draw:start-glue-point="6" draw:end-shape="id10" draw:end-glue-point="5" svg:d="M9500 6000v2500h1500">
          <text:p/>
        </draw:connector>
        <draw:connector draw:style-name="gr2" draw:text-style-name="P1" draw:layer="layout" svg:x1="9.5cm" svg:y1="6cm" svg:x2="11cm" svg:y2="9.5cm" draw:start-shape="id6" draw:start-glue-point="6" draw:end-shape="id11" draw:end-glue-point="5" svg:d="M9500 6000v3500h1500">
          <text:p/>
        </draw:connector>
        <draw:custom-shape draw:style-name="gr1" draw:text-style-name="P1" xml:id="id12" draw:id="id12" draw:layer="layout" svg:width="5cm" svg:height="1cm" svg:x="3cm" svg:y="14cm">
          <text:p text:style-name="P1">munkaterület_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5cm" svg:height="1cm" svg:x="7cm" svg:y="16cm">
          <text:p text:style-name="P1">241110_10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5cm" svg:height="1cm" svg:x="7cm" svg:y="22cm">
          <text:p text:style-name="P1">241112_192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15cm" svg:x2="7cm" svg:y2="16.5cm" draw:start-shape="id12" draw:start-glue-point="6" draw:end-shape="id13" draw:end-glue-point="5" svg:d="M5500 15000v1500h1500">
          <text:p/>
        </draw:connector>
        <draw:connector draw:style-name="gr2" draw:text-style-name="P1" draw:layer="layout" svg:x1="5.5cm" svg:y1="15cm" svg:x2="7cm" svg:y2="22.5cm" draw:start-shape="id12" draw:start-glue-point="6" draw:end-shape="id14" draw:end-glue-point="5" svg:d="M5500 15000v7500h1500">
          <text:p/>
        </draw:connector>
        <draw:custom-shape draw:style-name="gr1" draw:text-style-name="P1" xml:id="id15" draw:id="id15" draw:layer="layout" svg:width="5cm" svg:height="1cm" svg:x="11cm" svg:y="18cm">
          <text:p text:style-name="P1">dir_1_1.z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5cm" svg:height="1cm" svg:x="11cm" svg:y="19cm">
          <text:p text:style-name="P1">dir_1_2.z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" draw:id="id17" draw:layer="layout" svg:width="5cm" svg:height="1cm" svg:x="11cm" svg:y="20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17cm" svg:x2="11cm" svg:y2="18.5cm" draw:start-shape="id13" draw:start-glue-point="6" draw:end-shape="id15" draw:end-glue-point="5" svg:d="M9500 17000v1500h1500">
          <text:p/>
        </draw:connector>
        <draw:connector draw:style-name="gr2" draw:text-style-name="P1" draw:layer="layout" svg:x1="9.5cm" svg:y1="17cm" svg:x2="11cm" svg:y2="19.5cm" draw:start-shape="id13" draw:start-glue-point="6" draw:end-shape="id16" draw:end-glue-point="5" svg:d="M9500 17000v2500h1500">
          <text:p/>
        </draw:connector>
        <draw:connector draw:style-name="gr2" draw:text-style-name="P1" draw:layer="layout" svg:x1="9.5cm" svg:y1="17cm" svg:x2="11cm" svg:y2="20.5cm" draw:start-shape="id13" draw:start-glue-point="6" draw:end-shape="id17" draw:end-glue-point="5" svg:d="M9500 17000v3500h1500">
          <text:p/>
        </draw:connector>
        <draw:custom-shape draw:style-name="gr1" draw:text-style-name="P1" xml:id="id18" draw:id="id18" draw:layer="layout" svg:width="5cm" svg:height="1cm" svg:x="7cm" svg:y="23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15cm" svg:x2="7cm" svg:y2="23.5cm" draw:start-shape="id12" draw:start-glue-point="6" draw:end-shape="id18" draw:end-glue-point="5" svg:d="M5500 15000v8500h1500">
          <text:p/>
        </draw:connector>
      </draw:page>
      <draw:page draw:name="page3" draw:style-name="dp1" draw:master-page-name="Alapértelmezett">
        <draw:custom-shape draw:style-name="gr1" draw:text-style-name="P1" xml:id="id19" draw:id="id19" draw:layer="layout" svg:width="5cm" svg:height="1cm" svg:x="3cm" svg:y="6cm">
          <text:p text:style-name="P1">cél_terü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5cm" svg:height="1cm" svg:x="7cm" svg:y="8cm">
          <text:p text:style-name="P1">241110_10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1" draw:id="id21" draw:layer="layout" svg:width="5cm" svg:height="1cm" svg:x="7cm" svg:y="14cm">
          <text:p text:style-name="P1">241112_192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7cm" svg:x2="7cm" svg:y2="8.5cm" draw:start-shape="id19" draw:start-glue-point="6" draw:end-shape="id20" draw:end-glue-point="5" svg:d="M5500 7000v1500h1500">
          <text:p/>
        </draw:connector>
        <draw:connector draw:style-name="gr2" draw:text-style-name="P1" draw:layer="layout" svg:x1="5.5cm" svg:y1="7cm" svg:x2="7cm" svg:y2="14.5cm" draw:start-shape="id19" draw:start-glue-point="6" draw:end-shape="id21" draw:end-glue-point="5" svg:d="M5500 7000v7500h1500">
          <text:p/>
        </draw:connector>
        <draw:custom-shape draw:style-name="gr1" draw:text-style-name="P1" xml:id="id22" draw:id="id22" draw:layer="layout" svg:width="5cm" svg:height="1cm" svg:x="11cm" svg:y="10cm">
          <text:p text:style-name="P1">dir_1_1.z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3" draw:id="id23" draw:layer="layout" svg:width="5cm" svg:height="1cm" svg:x="11cm" svg:y="11cm">
          <text:p text:style-name="P1">dir_1_2.z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4" draw:id="id24" draw:layer="layout" svg:width="5cm" svg:height="1cm" svg:x="11cm" svg:y="12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9cm" svg:x2="11cm" svg:y2="10.5cm" draw:start-shape="id20" draw:start-glue-point="6" draw:end-shape="id22" draw:end-glue-point="5" svg:d="M9500 9000v1500h1500">
          <text:p/>
        </draw:connector>
        <draw:connector draw:style-name="gr2" draw:text-style-name="P1" draw:layer="layout" svg:x1="9.5cm" svg:y1="9cm" svg:x2="11cm" svg:y2="11.5cm" draw:start-shape="id20" draw:start-glue-point="6" draw:end-shape="id23" draw:end-glue-point="5" svg:d="M9500 9000v2500h1500">
          <text:p/>
        </draw:connector>
        <draw:connector draw:style-name="gr2" draw:text-style-name="P1" draw:layer="layout" svg:x1="9.5cm" svg:y1="9cm" svg:x2="11cm" svg:y2="12.5cm" draw:start-shape="id20" draw:start-glue-point="6" draw:end-shape="id24" draw:end-glue-point="5" svg:d="M9500 9000v3500h1500">
          <text:p/>
        </draw:connector>
        <draw:custom-shape draw:style-name="gr3" draw:text-style-name="P1" draw:layer="layout" svg:width="6.7cm" svg:height="1.8cm" svg:x="8.998cm" svg:y="3.098cm">
          <text:p text:style-name="P1">A munkaterület_2</text:p>
          <text:p text:style-name="P1">másolata</text:p>
          <draw:enhanced-geometry svg:viewBox="0 0 21600 21600" draw:text-areas="800 800 20800 20800" draw:type="round-rectangular-callout" draw:modifiers="-4470.85509625429 39805.8856191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25" draw:id="id25" draw:layer="layout" svg:width="5cm" svg:height="1cm" svg:x="7cm" svg:y="15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7cm" svg:x2="7cm" svg:y2="15.5cm" draw:start-shape="id19" draw:start-glue-point="6" draw:end-shape="id25" draw:end-glue-point="5" svg:d="M5500 7000v8500h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stván Závorszky</meta:initial-creator>
    <meta:creation-date>2024-11-16T21:12:38.15</meta:creation-date>
    <dc:date>2024-11-22T22:53:08.90</dc:date>
    <dc:creator>István Závorszky</dc:creator>
    <meta:editing-duration>PT16M50S</meta:editing-duration>
    <meta:editing-cycles>2</meta:editing-cycles>
    <meta:generator>OpenOffice/4.1.6$Win32 OpenOffice.org_project/416m1$Build-9790</meta:generator>
    <meta:document-statistic meta:object-count="47"/>
  </office:meta>
</office:document-meta>
</file>